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paragraph-properties fo:break-before="page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paragraph-properties fo:margin-left="0.9791in" fo:text-indent="-0.9791in">
        <style:tab-stops/>
      </style:paragraph-properties>
    </style:style>
    <style:style style:name="P7" style:parent-style-name="Standaard" style:family="paragraph">
      <style:paragraph-properties fo:margin-left="0.9791in" fo:text-indent="-0.9791in">
        <style:tab-stops/>
      </style:paragraph-properties>
    </style:style>
    <style:style style:name="P8" style:parent-style-name="Standaard" style:family="paragraph">
      <style:paragraph-properties fo:margin-left="0.9791in" fo:text-indent="-0.9791in">
        <style:tab-stops/>
      </style:paragraph-properties>
    </style:style>
    <style:style style:name="P9" style:parent-style-name="Standaard" style:family="paragraph">
      <style:paragraph-properties fo:margin-left="0.9791in" fo:text-indent="-0.9791in">
        <style:tab-stops/>
      </style:paragraph-properties>
    </style:style>
  </office:automatic-styles>
  <office:body>
    <office:text text:use-soft-page-breaks="true">
      <text:h text:style-name="P1" text:outline-level="1">Sprint retrospective</text:h>
      <text:h text:style-name="Kop2" text:outline-level="2">Week 1</text:h>
      <text:p text:style-name="Standaard">Tom:</text:p>
      <text:p text:style-name="Standaard">Team is teveel bezig met de architectuur te veranderen. Dat probleem is te groot om voor ons aan te pakken, en niet het doel van onze verandering.</text:p>
      <text:p text:style-name="Standaard">Stoppen met een te groot deel van de architectuur te veranderen.</text:p>
      <text:p text:style-name="Standaard">Doorgaan met client en server opsplitsen</text:p>
      <text:p text:style-name="Standaard"/>
      <text:p text:style-name="Standaard">Daniel:</text:p>
      <text:p text:style-name="Standaard">Goed begonnen met sprint planning. Taken zijn goed opgesplitst, pair programming werkte goed.<text:s/></text:p>
      <text:p text:style-name="Standaard">De backlog moet gedetailleerder, betere estimations</text:p>
      <text:p text:style-name="Standaard">Proces verloopt goed, geen dingen waar we mee moeten stoppen.</text:p>
      <text:p text:style-name="Standaard"/>
      <text:p text:style-name="Standaard">Shirley:</text:p>
      <text:p text:style-name="Standaard">We moeten knopen door gaan hakken, en dit communiceren naar iedereen.<text:s/></text:p>
      <text:p text:style-name="Standaard">Stoppen met alleen maar aan de je eigen onderdeel werken, blijf (globaal) op de hoogte wat de rest doet</text:p>
      <text:p text:style-name="Standaard">Werken in kleine teams van 2/3 mensen werkt goed.<text:s/></text:p>
      <text:p text:style-name="Standaard"/>
      <text:p text:style-name="Standaard">Sille:</text:p>
      <text:p text:style-name="Standaard">Meer specifieke en onafhankelijke taken opstellen.<text:s/></text:p>
      <text:p text:style-name="Standaard">Stoppen met teveel afwijken van je eigen taak, waardoor het team afhankelijk van een persoon wordt.<text:s/></text:p>
      <text:p text:style-name="Standaard">Doorgaan met pair programming (2/2/3)</text:p>
      <text:p text:style-name="Standaard"/>
      <text:p text:style-name="Standaard">Sander:</text:p>
      <text:p text:style-name="Standaard">Meer communiceren, wat, en hoever. Vooral buiten de projecturen blijven communiceren. Als het niet lukt, ook even melden.<text:s/></text:p>
      <text:p text:style-name="Standaard">Doorgaan met pair programming (2/2/3)</text:p>
      <text:p text:style-name="Standaard"/>
      <text:p text:style-name="Standaard">Jan:</text:p>
      <text:p text:style-name="Standaard">Communicatie over werkzaamheden, globaal op de hoogte blijven.<text:s/></text:p>
      <text:soft-page-break/>
      <text:p text:style-name="P2">Backlog moet specifieker</text:p>
      <text:p text:style-name="P3"/>
      <text:p text:style-name="Standaard">Martin:</text:p>
      <text:p text:style-name="Standaard">Pair programming blijven doen.</text:p>
      <text:p text:style-name="Standaard">stoppen met hopen dat iets werkt door andermans werk. Alleen dingen toevoegen als het daarvoor blijft werken (Jenkins)</text:p>
      <text:p text:style-name="Standaard">Starten met gebruik maken van branches voor elke functie. Branches mogen stuk zijn, pull requests moeten stabiel zijn.<text:s/></text:p>
      <text:p text:style-name="Standaard"/>
      <text:p text:style-name="Standaard">PLAN VOOR VERBETERING</text:p>
      <text:p text:style-name="Standaard">---------------------</text:p>
      <text:p text:style-name="Standaard">Binnen de Trello cards kan je checklists maken. Gebruik dit voor kleinere taken binnen een groter geheel. (Bijvoorbeeld verslag)</text:p>
      <text:p text:style-name="Standaard">Als je niks te doen hebt, ga grote (onbekende) cards uitwerken in kleinere cards of checklists.<text:s/></text:p>
      <text:p text:style-name="Standaard">Trello moet een goed overzicht bieden over wie wat aan het doen is.<text:s/></text:p>
      <text:p text:style-name="Standaard">Aan het einde van de sessie even kort bijpraten over de voortgang.<text:s/></text:p>
      <text:p text:style-name="Standaard">Voor continous integration, gebruik branches voor initiele commits, merge met hoofdbranch zodra het af is.</text:p>
      <text:p text:style-name="P4"/>
      <text:soft-page-break/>
      <text:h text:style-name="Kop2" text:outline-level="2">Week 2</text:h>
      <text:p text:style-name="P5">Sille</text:p>
      <text:p text:style-name="P6">Keep doing:<text:s/><text:tab/>Progress! Communicatie gaat veel beter, taken worden helder<text:s/>omschreven, verdeling is duidelijk en Trello gebruik is goed</text:p>
      <text:p text:style-name="P7">Stop doing:<text:s/><text:tab/>Slacken tijdens projecturen. Ik merk bij mezelf en anderen dat we tijdens de projecturen regelmatig niet bezig zijn met waar we bezig mee zouden moeten zijn.<text:s/></text:p>
      <text:p text:style-name="P8"><text:tab/>In cirkels blijven draaien en blijven ploeteren zonder resultaat. Als je na een paar uur nog weinig verder bent, vraag hulp!</text:p>
      <text:p text:style-name="P9">Start doing:<text:s/><text:tab/>Wellicht aanvulling op bovenstaande: Pauze houden is goed, maar misschien naar beneden/buiten. In het lab gewoon aan het werk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lle Kamoen</meta:initial-creator>
    <dc:creator>Sille Kamoen</dc:creator>
    <meta:creation-date>2014-05-22T09:47:00Z</meta:creation-date>
    <dc:date>2014-05-22T09:47:00Z</dc:date>
    <meta:template xlink:href="Normal.dotm" xlink:type="simple"/>
    <meta:editing-cycles>2</meta:editing-cycles>
    <meta:editing-duration>PT0S</meta:editing-duration>
    <meta:document-statistic meta:page-count="3" meta:paragraph-count="5" meta:word-count="397" meta:character-count="2581" meta:row-count="18" meta:non-whitespace-character-count="2189"/>
  </office:meta>
</office:document-meta>
</file>